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Bitter" svg:font-family="Bitter, serif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24e5fe" officeooo:paragraph-rsid="0024e5fe"/>
    </style:style>
    <style:style style:name="P2" style:family="paragraph" style:parent-style-name="Frame_20_contents">
      <style:paragraph-properties fo:text-align="center" style:justify-single-word="false"/>
      <style:text-properties officeooo:rsid="0025c170" officeooo:paragraph-rsid="0025c170"/>
    </style:style>
    <style:style style:name="P3" style:family="paragraph" style:parent-style-name="Frame_20_contents">
      <style:paragraph-properties fo:text-align="center" style:justify-single-word="false"/>
      <style:text-properties officeooo:rsid="002633c8" officeooo:paragraph-rsid="002633c8"/>
    </style:style>
    <style:style style:name="P4" style:family="paragraph" style:parent-style-name="Frame_20_contents">
      <style:text-properties officeooo:rsid="002633c8" officeooo:paragraph-rsid="002633c8"/>
    </style:style>
    <style:style style:name="P5" style:family="paragraph" style:parent-style-name="Standard">
      <style:paragraph-properties fo:line-height="115%" fo:text-align="center" style:justify-single-word="false"/>
      <style:text-properties fo:font-variant="normal" fo:text-transform="none" fo:color="#254274" loext:opacity="100%" style:font-name="Bitter" fo:font-size="18pt" fo:letter-spacing="normal" fo:font-style="normal" fo:font-weight="normal" officeooo:rsid="001fda3f" officeooo:paragraph-rsid="001fda3f" style:font-name-asian="NSimSun" style:font-size-asian="18pt" style:font-weight-asian="bold" style:font-name-complex="Arial" style:font-size-complex="18pt" style:font-weight-complex="bold"/>
    </style:style>
    <style:style style:name="P6" style:family="paragraph" style:parent-style-name="Standard">
      <style:paragraph-properties fo:line-height="115%"/>
      <style:text-properties fo:font-variant="normal" fo:text-transform="none" fo:color="#254274" loext:opacity="100%" style:font-name="Bitter" fo:font-size="18pt" fo:letter-spacing="normal" fo:font-style="normal" fo:font-weight="normal" officeooo:rsid="00247b6f" officeooo:paragraph-rsid="00247b6f" style:font-name-asian="NSimSun" style:font-size-asian="18pt" style:font-weight-asian="bold" style:font-name-complex="Arial" style:font-size-complex="18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fo:font-variant="normal" fo:text-transform="none" fo:color="#254274" loext:opacity="100%" style:font-name="Bitter" fo:font-size="18pt" fo:letter-spacing="normal" fo:font-style="normal" fo:font-weight="normal" officeooo:rsid="00247b6f" officeooo:paragraph-rsid="00247b6f" style:font-name-asian="NSimSun" style:font-size-asian="18pt" style:font-weight-asian="bold" style:font-name-complex="Arial" style:font-size-complex="18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font-variant="normal" fo:text-transform="none" fo:color="#254274" loext:opacity="100%" style:font-name="Bitter" fo:font-size="18pt" fo:letter-spacing="normal" fo:font-style="normal" fo:font-weight="normal" officeooo:rsid="00247b6f" officeooo:paragraph-rsid="00247b6f" style:font-name-asian="NSimSun" style:font-size-asian="18pt" style:font-weight-asian="bold" style:font-name-complex="Arial" style:font-size-complex="18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font-variant="normal" fo:text-transform="none" fo:color="#254274" loext:opacity="100%" style:font-name="Bitter" fo:font-size="18pt" fo:letter-spacing="normal" fo:font-style="normal" fo:font-weight="normal" officeooo:rsid="0024e5fe" officeooo:paragraph-rsid="0024e5fe" style:font-name-asian="NSimSun" style:font-size-asian="18pt" style:font-weight-asian="bold" style:font-name-complex="Arial" style:font-size-complex="18pt" style:font-weight-complex="bold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254274" loext:opacity="100%" style:font-name="Bitter" fo:font-size="18pt" fo:letter-spacing="normal" fo:font-style="normal" fo:font-weight="bold" officeooo:rsid="00247b6f" officeooo:paragraph-rsid="00247b6f" style:font-name-asian="NSimSun" style:font-size-asian="18pt" style:font-weight-asian="bold" style:font-name-complex="Arial" style:font-size-complex="18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fo:font-variant="normal" fo:text-transform="none" fo:color="#254274" loext:opacity="100%" style:font-name="Bitter" fo:font-size="18pt" fo:letter-spacing="normal" fo:font-style="normal" fo:font-weight="bold" officeooo:rsid="00247b6f" officeooo:paragraph-rsid="00247b6f" style:font-name-asian="NSimSun" style:font-size-asian="18pt" style:font-weight-asian="bold" style:font-name-complex="Arial" style:font-size-complex="18pt" style:font-weight-complex="bold"/>
    </style:style>
    <style:style style:name="P12" style:family="paragraph" style:parent-style-name="Standard">
      <style:paragraph-properties fo:line-height="115%" fo:text-align="start" style:justify-single-word="false"/>
      <style:text-properties fo:font-variant="normal" fo:text-transform="none" fo:color="#254274" loext:opacity="100%" style:font-name="Bitter" fo:font-size="18pt" fo:letter-spacing="normal" fo:font-style="normal" fo:font-weight="bold" officeooo:rsid="0024e5fe" officeooo:paragraph-rsid="0024e5fe" style:font-name-asian="NSimSun" style:font-size-asian="18pt" style:font-weight-asian="bold" style:font-name-complex="Arial" style:font-size-complex="18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fo:font-variant="normal" fo:text-transform="none" fo:color="#254274" loext:opacity="100%" style:font-name="Bitter" fo:font-size="18pt" fo:letter-spacing="normal" fo:font-style="normal" fo:font-weight="bold" officeooo:rsid="0025c170" officeooo:paragraph-rsid="0027d253" style:font-name-asian="NSimSun" style:font-size-asian="18pt" style:font-weight-asian="bold" style:font-name-complex="Arial" style:font-size-complex="18pt" style:font-weight-complex="bold"/>
    </style:style>
    <style:style style:name="P14" style:family="paragraph" style:parent-style-name="Standard">
      <style:paragraph-properties fo:line-height="115%"/>
      <style:text-properties fo:font-variant="normal" fo:text-transform="none" fo:color="#333333" loext:opacity="100%" style:font-name="Open Sans" fo:font-size="14.25pt" fo:letter-spacing="normal" fo:font-style="normal" fo:font-weight="normal" officeooo:rsid="00247b6f" officeooo:paragraph-rsid="00247b6f"/>
    </style:style>
    <style:style style:name="P15" style:family="paragraph" style:parent-style-name="Standard">
      <style:paragraph-properties fo:line-height="115%"/>
      <style:text-properties officeooo:paragraph-rsid="0021c4db"/>
    </style:style>
    <style:style style:name="P16" style:family="paragraph" style:parent-style-name="Standard">
      <style:paragraph-properties fo:line-height="115%"/>
      <style:text-properties officeooo:paragraph-rsid="00247b6f"/>
    </style:style>
    <style:style style:name="P17" style:family="paragraph">
      <style:paragraph-properties fo:text-align="center"/>
    </style:style>
    <style:style style:name="P18" style:family="paragraph">
      <style:text-properties fo:font-size="12pt"/>
    </style:style>
    <style:style style:name="T1" style:family="text">
      <style:text-properties fo:font-variant="normal" fo:text-transform="none" fo:color="#333333" loext:opacity="100%" style:font-name="Open Sans" fo:font-size="13.5pt" fo:letter-spacing="normal" fo:font-style="normal" fo:font-weight="normal"/>
    </style:style>
    <style:style style:name="T2" style:family="text">
      <style:text-properties fo:color="#254274" loext:opacity="100%" style:font-name="Bitter"/>
    </style:style>
    <style:style style:name="T3" style:family="text">
      <style:text-properties officeooo:rsid="00247b6f"/>
    </style:style>
    <style:style style:name="T4" style:family="text">
      <style:text-properties officeooo:rsid="0024e5fe"/>
    </style:style>
    <style:style style:name="T5" style:family="text">
      <style:text-properties officeooo:rsid="0025c170"/>
    </style:style>
    <style:style style:name="T6" style:family="text">
      <style:text-properties officeooo:rsid="002633c8"/>
    </style:style>
    <style:style style:name="T7" style:family="text">
      <style:text-properties officeooo:rsid="0027c0cb"/>
    </style:style>
    <style:style style:name="T8" style:family="text">
      <style:text-properties officeooo:rsid="0027d253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textarea-horizontal-align="justify" draw:textarea-vertical-align="middle" draw:auto-grow-height="false" fo:min-height="1.907cm" fo:min-width="5.2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textarea-horizontal-align="justify" draw:textarea-vertical-align="middle" draw:auto-grow-height="false" fo:min-height="1.909cm" fo:min-width="5.2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textarea-horizontal-align="justify" draw:textarea-vertical-align="middle" draw:auto-grow-height="false" fo:min-height="1.907cm" fo:min-width="5.2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ógica de programação – <text:span text:style-name="T3">U</text:span>nidade 1 (01.11.2021)</text:p>
      <text:p text:style-name="P7">Francisco Paulo Abreu Alves</text:p>
      <text:p text:style-name="P6"/>
      <text:p text:style-name="P11">Sistema para gestão de doações à entidades beneficentes</text:p>
      <text:p text:style-name="P7"/>
      <text:p text:style-name="P10">Solução à problemática: </text:p>
      <text:p text:style-name="P8">O sistema será capaz de cadastrar os produtos, cadastrar as entidades beneficiadas, cadastrar os doadores, controlar as doações recebidas.</text:p>
      <text:p text:style-name="P8"/>
      <text:p text:style-name="P10">Requisitos funcionais do sistema:</text:p>
      <text:p text:style-name="P8">Ficha de cadastro dos produtos <text:span text:style-name="T4">(tipo e quantidade)</text:span>,</text:p>
      <text:p text:style-name="P8">Ficha de entidades beneficiadas <text:span text:style-name="T4">(dados cadastrais com confidencialidade)</text:span>,</text:p>
      <text:p text:style-name="P8">Ficha de doadores <text:span text:style-name="T4">(dados cadastrais com confidencialidade)</text:span>,</text:p>
      <text:p text:style-name="P9">Banco de dados com as doações.</text:p>
      <text:p text:style-name="P9"/>
      <text:p text:style-name="P12">Requisitos não-funcionais do sistema:</text:p>
      <text:p text:style-name="P9">Login de acesso</text:p>
      <text:p text:style-name="P9">Sistemas rodar em todas as plataformas e tela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Fluxograma do sistema </text:p>
      <text:p text:style-name="P13"><text:span text:style-name="T8">(etapa 1 – acesso do doador / etapa 2 – acesso do gerenciador)</text:span></text:p>
      <text:p text:style-name="P8"><draw:custom-shape text:anchor-type="paragraph" draw:z-index="6" draw:name="Forma1_0" draw:style-name="gr2" svg:width="5.217cm" svg:height="1.908cm" svg:x="0.009cm" svg:y="4.549cm"><text:p text:style-name="P2">Cadastr<text:span text:style-name="T6">o de </text:span>doadores</text:p><draw:enhanced-geometry svg:viewBox="0 0 21600 21600" draw:type="rectangle" draw:enhanced-path="M 0 0 L 21600 0 21600 21600 0 21600 0 0 Z N"/></draw:custom-shape></text:p>
      <text:p text:style-name="P16"/>
      <text:p text:style-name="P14"><draw:line text:anchor-type="paragraph" draw:z-index="24" draw:name="Forma17" draw:style-name="gr1" draw:text-style-name="P17" svg:x1="11.269cm" svg:y1="0.524cm" svg:x2="14.885cm" svg:y2="0.524cm"><text:p/></draw:line><draw:line text:anchor-type="paragraph" draw:z-index="25" draw:name="Forma19" draw:style-name="gr1" draw:text-style-name="P17" svg:x1="14.885cm" svg:y1="0.524cm" svg:x2="14.897cm" svg:y2="3.209cm"><text:p/></draw:line><text:span text:style-name="T2"/></text:p>
      <text:p text:style-name="P15"><draw:custom-shape text:anchor-type="paragraph" draw:z-index="3" draw:name="Forma1_3" draw:style-name="gr2" svg:width="5.217cm" svg:height="1.908cm" svg:x="6.105cm" svg:y="2.611cm"><text:p text:style-name="P2">Exclu<text:span text:style-name="T6">são ou </text:span>atualiza<text:span text:style-name="T6">ção</text:span> dados <text:span text:style-name="T6">doador</text:span></text:p><draw:enhanced-geometry svg:viewBox="0 0 21600 21600" draw:type="rectangle" draw:enhanced-path="M 0 0 L 21600 0 21600 21600 0 21600 0 0 Z N"/></draw:custom-shape><draw:custom-shape text:anchor-type="paragraph" draw:z-index="1" draw:name="Forma1_1" draw:style-name="gr4" svg:width="5.247cm" svg:height="1.908cm" svg:x="12.158cm" svg:y="2.544cm"><text:p text:style-name="P3">Informar produtos doados e quantidades</text:p><draw:enhanced-geometry svg:viewBox="0 0 21600 21600" draw:type="rectangle" draw:enhanced-path="M 0 0 L 21600 0 21600 21600 0 21600 0 0 Z N"/></draw:custom-shape><draw:custom-shape text:anchor-type="paragraph" draw:z-index="5" draw:name="Forma1_6" draw:style-name="gr3" draw:text-style-name="P18" svg:width="5.248cm" svg:height="1.909cm" svg:x="12.285cm" svg:y="11.568cm"><text:p text:style-name="P2">Gerenciar quantidade recebida / d<text:span text:style-name="T7">e acordo </text:span>tipo</text:p><draw:enhanced-geometry svg:viewBox="0 0 21600 21600" draw:type="rectangle" draw:enhanced-path="M 0 0 L 21600 0 21600 21600 0 21600 0 0 Z N"/></draw:custom-shape><draw:custom-shape text:anchor-type="paragraph" draw:z-index="0" draw:name="Forma1" draw:style-name="gr2" svg:width="5.217cm" svg:height="1.908cm" svg:x="6.055cm" svg:y="-1.099cm"><text:p text:style-name="P2"><text:span text:style-name="T7">Doadores / a</text:span><text:span text:style-name="T6">cesso ao sistema</text:span></text:p><draw:enhanced-geometry svg:viewBox="0 0 21600 21600" draw:type="rectangle" draw:enhanced-path="M 0 0 L 21600 0 21600 21600 0 21600 0 0 Z N"/></draw:custom-shape><draw:custom-shape text:anchor-type="paragraph" draw:z-index="2" draw:name="Forma1_2" draw:style-name="gr2" svg:width="5.217cm" svg:height="1.908cm" svg:x="0.43cm" svg:y="8.782cm"><text:p text:style-name="P1">Cadastrar beneficiários</text:p><draw:enhanced-geometry svg:viewBox="0 0 21600 21600" draw:type="rectangle" draw:enhanced-path="M 0 0 L 21600 0 21600 21600 0 21600 0 0 Z N"/></draw:custom-shape><draw:custom-shape text:anchor-type="paragraph" draw:z-index="4" draw:name="Forma1_4" draw:style-name="gr2" svg:width="5.217cm" svg:height="1.908cm" svg:x="0.46cm" svg:y="11.569cm"><text:p text:style-name="P1"><text:s/><text:span text:style-name="T5">Excluir c</text:span>adastr<text:span text:style-name="T5">o / atualizar dados</text:span></text:p><draw:enhanced-geometry svg:viewBox="0 0 21600 21600" draw:type="rectangle" draw:enhanced-path="M 0 0 L 21600 0 21600 21600 0 21600 0 0 Z N"/></draw:custom-shape><draw:custom-shape text:anchor-type="paragraph" draw:z-index="7" draw:name="Forma1_5" draw:style-name="gr3" draw:text-style-name="P18" svg:width="5.248cm" svg:height="1.909cm" svg:x="12.31cm" svg:y="8.774cm"><text:p text:style-name="P2"><text:span text:style-name="T7">Cadastrar produtos</text:span></text:p><draw:enhanced-geometry svg:viewBox="0 0 21600 21600" draw:type="rectangle" draw:enhanced-path="M 0 0 L 21600 0 21600 21600 0 21600 0 0 Z N"/></draw:custom-shape><draw:custom-shape text:anchor-type="paragraph" draw:z-index="8" draw:name="Forma1_7" draw:style-name="gr2" svg:width="5.217cm" svg:height="1.908cm" svg:x="6.174cm" svg:y="6.214cm"><text:p text:style-name="P4">Ge<text:span text:style-name="T7">stor / acesso a</text:span>o sistema</text:p><draw:enhanced-geometry svg:viewBox="0 0 21600 21600" draw:type="rectangle" draw:enhanced-path="M 0 0 L 21600 0 21600 21600 0 21600 0 0 Z N"/></draw:custom-shape><draw:line text:anchor-type="paragraph" draw:z-index="9" draw:name="Forma2" draw:style-name="gr1" draw:text-style-name="P17" svg:x1="7.087cm" svg:y1="8.119cm" svg:x2="7.087cm" svg:y2="13.037cm"><text:p/></draw:line><draw:line text:anchor-type="paragraph" draw:z-index="10" draw:name="Forma4" draw:style-name="gr1" draw:text-style-name="P17" svg:x1="5.676cm" svg:y1="13.037cm" svg:x2="7.087cm" svg:y2="13.037cm"><text:p/></draw:line><draw:line text:anchor-type="paragraph" draw:z-index="11" draw:name="Forma5" draw:style-name="gr1" draw:text-style-name="P17" svg:x1="5.646cm" svg:y1="9.994cm" svg:x2="7.087cm" svg:y2="9.994cm"><text:p/></draw:line><draw:line text:anchor-type="paragraph" draw:z-index="12" draw:name="Forma6" draw:style-name="gr1" draw:text-style-name="P17" svg:x1="9.924cm" svg:y1="8.121cm" svg:x2="9.935cm" svg:y2="12.949cm"><text:p/></draw:line><draw:line text:anchor-type="paragraph" draw:z-index="13" draw:name="Forma7" draw:style-name="gr1" draw:text-style-name="P17" svg:x1="12.31cm" svg:y1="9.862cm" svg:x2="9.911cm" svg:y2="9.862cm"><text:p/></draw:line><draw:line text:anchor-type="paragraph" draw:z-index="14" draw:name="Forma8" draw:style-name="gr1" draw:text-style-name="P17" svg:x1="12.285cm" svg:y1="12.949cm" svg:x2="9.934cm" svg:y2="12.949cm"><text:p/></draw:line><draw:line text:anchor-type="paragraph" draw:z-index="15" draw:name="Forma9" draw:style-name="gr1" draw:text-style-name="P17" svg:x1="5.676cm" svg:y1="13.037cm" svg:x2="5.944cm" svg:y2="12.818cm"><text:p/></draw:line><draw:line text:anchor-type="paragraph" draw:z-index="16" draw:name="Forma10" draw:style-name="gr1" draw:text-style-name="P17" svg:x1="5.646cm" svg:y1="9.994cm" svg:x2="6.018cm" svg:y2="9.664cm"><text:p/></draw:line><draw:line text:anchor-type="paragraph" draw:z-index="17" draw:name="Forma11" draw:style-name="gr1" draw:text-style-name="P17" svg:x1="12.285cm" svg:y1="12.928cm" svg:x2="11.818cm" svg:y2="12.543cm"><text:p/></draw:line><draw:line text:anchor-type="paragraph" draw:z-index="18" draw:name="Forma12" draw:style-name="gr1" draw:text-style-name="P17" svg:x1="12.31cm" svg:y1="9.862cm" svg:x2="11.85cm" svg:y2="9.474cm"><text:p/></draw:line><draw:line text:anchor-type="paragraph" draw:z-index="19" draw:name="Forma13" draw:style-name="gr1" draw:text-style-name="P17" svg:x1="5.644cm" svg:y1="9.994cm" svg:x2="6.016cm" svg:y2="10.257cm"><text:p/></draw:line><draw:line text:anchor-type="paragraph" draw:z-index="20" draw:name="Forma14" draw:style-name="gr1" draw:text-style-name="P17" svg:x1="5.676cm" svg:y1="13.037cm" svg:x2="5.976cm" svg:y2="13.22cm"><text:p/></draw:line><draw:line text:anchor-type="paragraph" draw:z-index="21" draw:name="Forma15" draw:style-name="gr1" draw:text-style-name="P17" svg:x1="12.285cm" svg:y1="12.928cm" svg:x2="11.86cm" svg:y2="13.221cm"><text:p/></draw:line><draw:line text:anchor-type="paragraph" draw:z-index="22" draw:name="Forma16" draw:style-name="gr1" draw:text-style-name="P17" svg:x1="12.31cm" svg:y1="9.862cm" svg:x2="11.913cm" svg:y2="10.236cm"><text:p/></draw:line><draw:line text:anchor-type="paragraph" draw:z-index="26" draw:name="Forma20" draw:style-name="gr1" draw:text-style-name="P17" svg:x1="2.51cm" svg:y1="-0.069cm" svg:x2="2.51cm" svg:y2="2.485cm"><text:p/></draw:line><draw:line text:anchor-type="paragraph" draw:z-index="27" draw:name="Forma21" draw:style-name="gr1" draw:text-style-name="P17" svg:x1="8.696cm" svg:y1="0.808cm" svg:x2="8.692cm" svg:y2="2.611cm"><text:p/></draw:line><draw:line text:anchor-type="paragraph" draw:z-index="28" draw:name="Forma18" draw:style-name="gr1" draw:text-style-name="P17" svg:x1="2.053cm" svg:y1="1.99cm" svg:x2="2.51cm" svg:y2="2.486cm"><text:p/></draw:line><draw:line text:anchor-type="paragraph" draw:z-index="29" draw:name="Forma22" draw:style-name="gr1" draw:text-style-name="P17" svg:x1="2.919cm" svg:y1="1.979cm" svg:x2="2.51cm" svg:y2="2.485cm"><text:p/></draw:line><draw:line text:anchor-type="paragraph" draw:z-index="30" draw:name="Forma23" draw:style-name="gr1" draw:text-style-name="P17" svg:x1="8.361cm" svg:y1="2.092cm" svg:x2="8.693cm" svg:y2="2.596cm"><text:p/></draw:line><draw:line text:anchor-type="paragraph" draw:z-index="31" draw:name="Forma24" draw:style-name="gr1" draw:text-style-name="P17" svg:x1="8.983cm" svg:y1="2.143cm" svg:x2="8.692cm" svg:y2="2.61cm"><text:p/></draw:line><draw:line text:anchor-type="paragraph" draw:z-index="32" draw:name="Forma25" draw:style-name="gr1" draw:text-style-name="P17" svg:x1="14.466cm" svg:y1="2.057cm" svg:x2="14.886cm" svg:y2="2.544cm"><text:p/></draw:line><draw:line text:anchor-type="paragraph" draw:z-index="33" draw:name="Forma26" draw:style-name="gr1" draw:text-style-name="P17" svg:x1="15.261cm" svg:y1="1.997cm" svg:x2="14.898cm" svg:y2="2.544cm"><text:p/></draw:line><draw:line text:anchor-type="paragraph" draw:z-index="23" draw:name="Forma3" draw:style-name="gr1" draw:text-style-name="P17" svg:x1="6.055cm" svg:y1="-0.069cm" svg:x2="2.51cm" svg:y2="-0.069cm"><text:p/></draw:line><draw:custom-shape text:anchor-type="paragraph" draw:z-index="34" draw:name="Forma1_8" draw:style-name="gr2" svg:width="5.217cm" svg:height="1.908cm" svg:x="6.361cm" svg:y="14.647cm"><text:p text:style-name="P1"><text:span text:style-name="T7">Disponibilizar balanço</text:span>s</text:p><draw:enhanced-geometry svg:viewBox="0 0 21600 21600" draw:type="rectangle" draw:enhanced-path="M 0 0 L 21600 0 21600 21600 0 21600 0 0 Z N"/></draw:custom-shape><draw:line text:anchor-type="paragraph" draw:z-index="35" draw:name="Forma27" draw:style-name="gr1" draw:text-style-name="P17" svg:x1="8.419cm" svg:y1="8.119cm" svg:x2="8.456cm" svg:y2="14.647cm"><text:p/></draw:line><draw:line text:anchor-type="paragraph" draw:z-index="36" draw:name="Forma28" draw:style-name="gr1" draw:text-style-name="P17" svg:x1="8.07cm" svg:y1="14.005cm" svg:x2="8.435cm" svg:y2="14.647cm"><text:p/></draw:line><draw:line text:anchor-type="paragraph" draw:z-index="37" draw:name="Forma29" draw:style-name="gr1" draw:text-style-name="P17" svg:x1="8.758cm" svg:y1="13.979cm" svg:x2="8.456cm" svg:y2="14.648cm"><text:p/></draw:line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Bitter" svg:font-family="Bitter, serif"/>
    <style:font-face style:name="Open Sans" svg:font-family="'Open San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1T13:44:06.574000000</meta:creation-date>
    <meta:generator>LibreOffice/7.1.4.2$Windows_X86_64 LibreOffice_project/a529a4fab45b75fefc5b6226684193eb000654f6</meta:generator>
    <dc:date>2021-11-01T17:15:15.111000000</dc:date>
    <meta:editing-duration>PT32M45S</meta:editing-duration>
    <meta:editing-cycles>7</meta:editing-cycles>
    <meta:document-statistic meta:table-count="0" meta:image-count="0" meta:object-count="0" meta:page-count="2" meta:paragraph-count="25" meta:word-count="143" meta:character-count="1011" meta:non-whitespace-character-count="887"/>
  </office:meta>
</office:document-meta>
</file>